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0fe162" officeooo:paragraph-rsid="000fe162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0fe162" officeooo:paragraph-rsid="000fe16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90%" fo:text-align="center" style:justify-single-word="false"/>
      <style:text-properties fo:color="#000000" fo:font-size="19pt" fo:font-weight="normal" officeooo:rsid="000fe162" officeooo:paragraph-rsid="000fe162" style:font-size-asian="19pt" style:font-weight-asian="normal" style:font-size-complex="19pt" style:font-weight-complex="normal"/>
    </style:style>
    <style:style style:name="P4" style:family="paragraph" style:parent-style-name="Standard">
      <style:paragraph-properties fo:line-height="90%" fo:text-align="center" style:justify-single-word="false"/>
      <style:text-properties fo:color="#000000" fo:font-size="19pt" fo:font-weight="normal" officeooo:rsid="000fe162" officeooo:paragraph-rsid="00113287" style:font-size-asian="19pt" style:font-weight-asian="normal" style:font-size-complex="19pt" style:font-weight-complex="normal"/>
    </style:style>
    <style:style style:name="P5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0fe162" officeooo:paragraph-rsid="00113287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Entrega</text:span><text:tab/><text:span text:style-name="T3">Léa Mendonça<text:tab/></text:span><text:span text:style-name="T1">[ 15 ]</text:span></text:p>
      <text:p text:style-name="P3">Negou-se a si mesmo,</text:p>
      <text:p text:style-name="P3">abriu mão de suas vontades</text:p>
      <text:p text:style-name="P3">E tomou a minha cruz</text:p>
      <text:p text:style-name="P3">Ali estava a minha culpa,</text:p>
      <text:p text:style-name="P3">estavam os meus pecados</text:p>
      <text:p text:style-name="P3">Para serem crucificados</text:p>
      <text:p text:style-name="P3"/>
      <text:p text:style-name="P3">*** Nem viúva, nem órfão, os cativos, feridos</text:p>
      <text:p text:style-name="P3">Não sabem até hoje explicar esse amor</text:p>
      <text:p text:style-name="P3">Ganhou uma coroa de espinhos</text:p>
      <text:p text:style-name="P3">Seu saldo era o devedor</text:p>
      <text:p text:style-name="P3"/>
      <text:p text:style-name="P3">Preciso olhar com os teus olhos</text:p>
      <text:p text:style-name="P3">E ouvir com teus ouvidos</text:p>
      <text:p text:style-name="P3">Abraçar com os teus abraços</text:p>
      <text:p text:style-name="P3">Acolher com teus abrigos</text:p>
      <text:p text:style-name="P3">Caminhar com os teus passos</text:p>
      <text:p text:style-name="P3">Me entregar a cruz e suportar a dor</text:p>
      <text:p text:style-name="P3">Pra que eu alcance a posição de adorador</text:p>
      <text:p text:style-name="P3">Que se entrega por amor</text:p>
      <text:p text:style-name="P3"/>
      <text:p text:style-name="P3">É tempo de tomar a cruz</text:p>
      <text:p text:style-name="P3">Negar-se a si mesmo e seguir jesus</text:p>
      <text:p text:style-name="P3">É tempo de renunciar</text:p>
      <text:p text:style-name="P3">Subir ao monte e se entregar</text:p>
      <text:p text:style-name="P3"/>
      <text:p text:style-name="P5"><text:span text:style-name="T5">Entrega</text:span><text:tab/><text:span text:style-name="T3">Léa Mendonça<text:tab/></text:span><text:span text:style-name="T1">[ 15 ]</text:span></text:p>
      <text:p text:style-name="P4">Negou-se a si mesmo,</text:p>
      <text:p text:style-name="P4">abriu mão de suas vontades</text:p>
      <text:p text:style-name="P4">E tomou a minha cruz</text:p>
      <text:p text:style-name="P4">Ali estava a minha culpa,</text:p>
      <text:p text:style-name="P4">estavam os meus pecados</text:p>
      <text:p text:style-name="P4">Para serem crucificados</text:p>
      <text:p text:style-name="P4"/>
      <text:p text:style-name="P4">*** Nem viúva, nem órfão, os cativos, feridos</text:p>
      <text:p text:style-name="P4">Não sabem até hoje explicar esse amor</text:p>
      <text:p text:style-name="P4">Ganhou uma coroa de espinhos</text:p>
      <text:p text:style-name="P4">Seu saldo era o devedor</text:p>
      <text:p text:style-name="P4"/>
      <text:p text:style-name="P4">Preciso olhar com os teus olhos</text:p>
      <text:p text:style-name="P4">E ouvir com teus ouvidos</text:p>
      <text:p text:style-name="P4">Abraçar com os teus abraços</text:p>
      <text:p text:style-name="P4">Acolher com teus abrigos</text:p>
      <text:p text:style-name="P4">Caminhar com os teus passos</text:p>
      <text:p text:style-name="P4">Me entregar a cruz e suportar a dor</text:p>
      <text:p text:style-name="P4">Pra que eu alcance a posição de adorador</text:p>
      <text:p text:style-name="P4">Que se entrega por amor</text:p>
      <text:p text:style-name="P4"/>
      <text:p text:style-name="P4">É tempo de tomar a cruz</text:p>
      <text:p text:style-name="P4">Negar-se a si mesmo e seguir jesus</text:p>
      <text:p text:style-name="P4">É tempo de renunciar</text:p>
      <text:p text:style-name="P4">Subir ao monte e se entreg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9-13T20:46:14.523511979</dc:date>
    <meta:editing-cycles>13</meta:editing-cycles>
    <meta:editing-duration>PT21M12S</meta:editing-duration>
    <meta:generator>LibreOffice/5.1.4.2$Linux_X86_64 LibreOffice_project/10m0$Build-2</meta:generator>
    <meta:document-statistic meta:table-count="0" meta:image-count="0" meta:object-count="0" meta:page-count="1" meta:paragraph-count="46" meta:word-count="252" meta:character-count="1266" meta:non-whitespace-character-count="1060"/>
  </office:meta>
</office:document-meta>
</file>